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onEnd.getViewportRectangle( FODimension reldims , SimplePageMaster sp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gionEnd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End.RegionEnd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End.getDefaultReg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End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